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2E9752655C30D715.png" manifest:media-type="image/png"/>
  <manifest:file-entry manifest:full-path="Pictures/100000000000000800000008F4EA0BFDB9BFDE2A.png" manifest:media-type="image/png"/>
  <manifest:file-entry manifest:full-path="Pictures/1000000000000008000000083499CC9619AB9736.png" manifest:media-type="image/png"/>
  <manifest:file-entry manifest:full-path="Pictures/100000000000000800000008BDDE2D121D019454.png" manifest:media-type="image/png"/>
  <manifest:file-entry manifest:full-path="Pictures/100000000000000800000008218EC1F8E6DDEA3E.png" manifest:media-type="image/png"/>
  <manifest:file-entry manifest:full-path="Pictures/10000000000000080000000814260887A4E538A3.png" manifest:media-type="image/png"/>
  <manifest:file-entry manifest:full-path="Pictures/1000000000000008000000089EE2D1E7D7075C46.png" manifest:media-type="image/png"/>
  <manifest:file-entry manifest:full-path="Pictures/100000000000000800000008D15E4ABFC415918A.png" manifest:media-type="image/png"/>
  <manifest:file-entry manifest:full-path="Pictures/10000000000000080000000823C5B04EBDBA750C.png" manifest:media-type="image/png"/>
  <manifest:file-entry manifest:full-path="Pictures/100000000000000800000008F8B86B9D493711FA.png" manifest:media-type="image/png"/>
  <manifest:file-entry manifest:full-path="Pictures/100000000000000800000008FA80C5741520FD19.png" manifest:media-type="image/png"/>
  <manifest:file-entry manifest:full-path="Pictures/100000000000000800000008F0F6B8B6C1D9FFD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solid" draw:fill-color="#579d1c" draw:opacity="100%" draw:opacity-name="" draw:textarea-horizontal-align="justify" draw:textarea-vertical-align="middle" draw:auto-grow-height="false" fo:min-height="11.117cm" fo:min-width="3.992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11.117cm" fo:min-width="3.992cm" fo:padding-top="0.177cm" fo:padding-bottom="0.177cm" fo:padding-left="0.302cm" fo:padding-right="0.302cm"/>
    </style:style>
    <style:style style:name="gr3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1.565cm" fo:min-width="14.911cm" fo:padding-top="0.23cm" fo:padding-bottom="0.23cm" fo:padding-left="0.355cm" fo:padding-right="0.3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2.14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84d1" draw:textarea-horizontal-align="justify" draw:textarea-vertical-align="middle" draw:auto-grow-height="false" fo:min-height="0.406cm" fo:min-width="0.029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406cm" fo:min-width="0.029cm" fo:padding-top="0.178cm" fo:padding-bottom="0.178cm" fo:padding-left="0.303cm" fo:padding-right="0.30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.135cm"/>
    </style:style>
    <style:style style:name="gr10" style:family="graphic" style:parent-style-name="objectwithoutfill">
      <style:graphic-properties draw:marker-start="Square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ffff" draw:marker-end="Rounded_20_short_20_Arrow" draw:fill="none" draw:textarea-vertical-align="middle"/>
    </style:style>
    <style:style style:name="gr12" style:family="graphic" style:parent-style-name="objectwithoutfill">
      <style:graphic-properties svg:stroke-color="#000000" draw:marker-start="Square" draw:marker-end="" draw:fill="none" draw:textarea-vertical-align="middle"/>
    </style:style>
    <style:style style:name="gr13" style:family="graphic" style:parent-style-name="objectwithoutfill">
      <style:graphic-properties svg:stroke-color="#ffffff" draw:marker-end="Square" draw:fill="none" draw:textarea-vertical-align="middle"/>
    </style:style>
    <style:style style:name="gr14" style:family="graphic" style:parent-style-name="objectwithoutfill">
      <style:graphic-properties svg:stroke-color="#000000" draw:marker-start="Arrow" draw:marker-end="" draw:fill="none" draw:textarea-vertical-align="middle"/>
    </style:style>
    <style:style style:name="P1" style:family="paragraph">
      <loext:graphic-properties draw:fill="solid" draw:fill-color="#579d1c" draw:opacity="100%"/>
      <style:paragraph-properties fo:text-align="center"/>
    </style:style>
    <style:style style:name="P2" style:family="paragraph">
      <loext:graphic-properties draw:fill="solid" draw:fill-color="#c5000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style:use-window-font-color="true" style:font-name="Liberation Mono" fo:font-size="16pt" fo:font-weight="bold" style:font-size-asian="16pt" style:font-weight-asian="bold" style:font-size-complex="16pt" style:font-weight-complex="bold"/>
    </style:style>
    <style:style style:name="P6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0084d1"/>
      <style:paragraph-properties fo:text-align="center"/>
    </style:style>
    <style:style style:name="P11" style:family="paragraph">
      <loext:graphic-properties draw:fill-color="#ffffff" draw:opacity="100%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style:use-window-font-color="true" style:font-name="Liberation Mono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596cm" svg:height="11.471cm" svg:x="3.031cm" svg:y="3.5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596cm" svg:height="11.471cm" svg:x="7.835cm" svg:y="3.5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5.621cm" svg:height="12.025cm" svg:x="2.778cm" svg:y="3.3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534cm" svg:height="0.971cm" svg:x="15.562cm" svg:y="14.292cm">
            <draw:text-box>
              <text:p text:style-name="P4"><text:span text:style-name="T1">return</text:span></text:p>
            </draw:text-box>
          </draw:frame>
          <draw:frame draw:style-name="gr5" draw:text-style-name="P7" draw:layer="layout" svg:width="1.869cm" svg:height="0.725cm" svg:x="5.354cm" svg:y="3.813cm">
            <draw:text-box>
              <text:p text:style-name="P6"><text:span text:style-name="T2">TESTS</text:span></text:p>
            </draw:text-box>
          </draw:frame>
          <draw:frame draw:style-name="gr6" draw:text-style-name="P7" draw:layer="layout" svg:width="2.64cm" svg:height="0.73cm" svg:x="9.613cm" svg:y="3.81cm">
            <draw:text-box>
              <text:p text:style-name="P6"><text:span text:style-name="T2">INTERNAL</text:span></text:p>
            </draw:text-box>
          </draw:frame>
          <draw:frame draw:style-name="gr5" draw:text-style-name="P9" draw:layer="layout" svg:width="2.555cm" svg:height="0.725cm" svg:x="12.747cm" svg:y="3.813cm">
            <draw:text-box>
              <text:p text:style-name="P8"><text:span text:style-name="T2">EXPOSED</text:span></text:p>
            </draw:text-box>
          </draw:frame>
          <draw:custom-shape draw:style-name="gr7" draw:text-style-name="P10" draw:layer="layout" svg:width="0.635cm" svg:height="0.762cm" svg:x="16.502cm" svg:y="6.84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635cm" svg:height="0.762cm" svg:x="14.716cm" svg:y="8.3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0.635cm" svg:height="0.762cm" svg:x="15.732cm" svg:y="10.39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0.635cm" svg:height="0.762cm" svg:x="8.851cm" svg:y="7.22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0.635cm" svg:height="0.762cm" svg:x="9.978cm" svg:y="8.82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0.635cm" svg:height="0.762cm" svg:x="9.602cm" svg:y="10.7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0.635cm" svg:height="0.762cm" svg:x="5.57cm" svg:y="7.73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0.635cm" svg:height="0.762cm" svg:x="3.97cm" svg:y="8.93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0.635cm" svg:height="0.762cm" svg:x="5.17cm" svg:y="10.53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635cm" svg:height="0.889cm" svg:x="15.251cm" svg:y="2.77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3" draw:layer="layout" svg:x1="15.556cm" svg:y1="2.102cm" svg:x2="15.556cm" svg:y2="4.937cm">
            <text:p/>
          </draw:line>
          <draw:custom-shape draw:style-name="gr9" draw:text-style-name="P12" draw:layer="layout" svg:width="0.635cm" svg:height="0.889cm" svg:x="15.251cm" svg:y="14.87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3" draw:layer="layout" svg:x1="15.556cm" svg:y1="14.119cm" svg:x2="15.556cm" svg:y2="17.002cm">
            <text:p/>
          </draw:line>
          <draw:path draw:style-name="gr11" draw:text-style-name="P3" draw:layer="layout" svg:width="2.874cm" svg:height="1.643cm" draw:transform="rotate (-2.05529972714852) translate (14.439cm 6.969cm)" svg:viewBox="0 0 2875 1644" svg:d="M0 0c929 946 2875 1644 2875 1644">
            <text:p/>
          </draw:path>
          <draw:path draw:style-name="gr12" draw:text-style-name="P3" draw:layer="layout" svg:width="1.955cm" svg:height="1.265cm" draw:transform="rotate (-2.05529972714852) translate (14.438cm 6.971cm)" svg:viewBox="0 0 1956 1266" svg:d="M0 0c929 946 1956 1266 1956 1266">
            <text:p/>
          </draw:path>
          <draw:path draw:style-name="gr13" draw:text-style-name="P3" draw:layer="layout" svg:width="2.874cm" svg:height="1.643cm" draw:transform="rotate (-1.08629292644127) translate (13.0990436798064cm 8.70514020798301cm)" svg:viewBox="0 0 2875 1644" svg:d="M2875 0c-929 946-2875 1644-2875 1644">
            <text:p/>
          </draw:path>
          <draw:path draw:style-name="gr14" draw:text-style-name="P3" draw:layer="layout" svg:width="1.955cm" svg:height="1.265cm" draw:transform="rotate (-1.08629292644127) translate (13.5261166080285cm 9.51642850852863cm)" svg:viewBox="0 0 1956 1266" svg:d="M1956 0c-929 946-1956 1266-1956 1266">
            <text:p/>
          </draw:path>
          <draw:frame draw:style-name="gr4" draw:text-style-name="P5" draw:layer="layout" svg:width="2.026cm" svg:height="0.971cm" svg:x="15.543cm" svg:y="2.275cm">
            <draw:text-box>
              <text:p text:style-name="P4"><text:span text:style-name="T1">arg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63bbee" draw:end-color="#ff0000" draw:start-intensity="100%" draw:end-intensity="100%" draw:angle="1800" draw:border="0%"/>
    <draw:gradient draw:name="Gradient_20_11" draw:display-name="Gradient 11" draw:style="linear" draw:start-color="#63bbee" draw:end-color="#fc5c00" draw:start-intensity="100%" draw:end-intensity="100%" draw:angle="1800" draw:border="0%"/>
    <draw:gradient draw:name="Gradient_20_12" draw:display-name="Gradient 12" draw:style="linear" draw:start-color="#2cee0e" draw:end-color="#fc5c00" draw:start-intensity="100%" draw:end-intensity="100%" draw:angle="1800" draw:border="0%"/>
    <draw:gradient draw:name="Gradient_20_13" draw:display-name="Gradient 13" draw:style="linear" draw:start-color="#2cee0e" draw:end-color="#ff0000" draw:start-intensity="100%" draw:end-intensity="100%" draw:angle="1800" draw:border="0%"/>
    <draw:gradient draw:name="Gradient_20_14" draw:display-name="Gradient 14" draw:style="linear" draw:start-color="#2cee0e" draw:end-color="#1c99e0" draw:start-intensity="100%" draw:end-intensity="100%" draw:angle="1800" draw:border="0%"/>
    <draw:gradient draw:name="Gradient_20_15" draw:display-name="Gradient 15" draw:style="linear" draw:start-color="#2cee0e" draw:end-color="#63bbee" draw:start-intensity="100%" draw:end-intensity="100%" draw:angle="1800" draw:border="0%"/>
    <draw:gradient draw:name="Gradient_20_2" draw:display-name="Gradient 2" draw:style="linear" draw:start-color="#00a933" draw:end-color="#ff0000" draw:start-intensity="100%" draw:end-intensity="100%" draw:angle="300" draw:border="0%"/>
    <draw:gradient draw:name="Gradient_20_3" draw:display-name="Gradient 3" draw:style="linear" draw:start-color="#00a933" draw:end-color="#ff0000" draw:start-intensity="100%" draw:end-intensity="100%" draw:angle="40" draw:border="0%"/>
    <draw:gradient draw:name="Gradient_20_4" draw:display-name="Gradient 4" draw:style="linear" draw:start-color="#00a933" draw:end-color="#ff0000" draw:start-intensity="100%" draw:end-intensity="100%" draw:angle="450" draw:border="0%"/>
    <draw:gradient draw:name="Gradient_20_5" draw:display-name="Gradient 5" draw:style="linear" draw:start-color="#00a933" draw:end-color="#ff0000" draw:start-intensity="100%" draw:end-intensity="100%" draw:angle="90" draw:border="0%"/>
    <draw:gradient draw:name="Gradient_20_6" draw:display-name="Gradient 6" draw:style="linear" draw:start-color="#00a933" draw:end-color="#ff0000" draw:start-intensity="100%" draw:end-intensity="100%" draw:angle="900" draw:border="0%"/>
    <draw:gradient draw:name="Gradient_20_7" draw:display-name="Gradient 7" draw:style="linear" draw:start-color="#00a933" draw:end-color="#ff0000" draw:start-intensity="100%" draw:end-intensity="100%" draw:angle="10" draw:border="0%"/>
    <draw:gradient draw:name="Gradient_20_8" draw:display-name="Gradient 8" draw:style="linear" draw:start-color="#00a933" draw:end-color="#ff0000" draw:start-intensity="100%" draw:end-intensity="100%" draw:angle="180" draw:border="0%"/>
    <draw:gradient draw:name="Gradient_20_9" draw:display-name="Gradient 9" draw:style="linear" draw:start-color="#00a933" draw:end-color="#ff0000" draw:start-intensity="100%" draw:end-intensity="100%" draw:angle="1800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fill-image draw:name="_35__20_Percent" draw:display-name="5 Percent" xlink:href="Pictures/1000000000000008000000082E9752655C30D715.png" xlink:type="simple" xlink:show="embed" xlink:actuate="onLoad"/>
    <draw:fill-image draw:name="Cross" xlink:href="Pictures/1000000000000008000000083499CC9619AB9736.png" xlink:type="simple" xlink:show="embed" xlink:actuate="onLoad"/>
    <draw:fill-image draw:name="Dashed_20_Vertical" draw:display-name="Dashed Vertical" xlink:href="Pictures/100000000000000800000008BDDE2D121D019454.png" xlink:type="simple" xlink:show="embed" xlink:actuate="onLoad"/>
    <draw:fill-image draw:name="Diagonal_20_Brick" draw:display-name="Diagonal Brick" xlink:href="Pictures/100000000000000800000008218EC1F8E6DDEA3E.png" xlink:type="simple" xlink:show="embed" xlink:actuate="onLoad"/>
    <draw:fill-image draw:name="Divot" xlink:href="Pictures/1000000000000008000000089EE2D1E7D7075C46.png" xlink:type="simple" xlink:show="embed" xlink:actuate="onLoad"/>
    <draw:fill-image draw:name="Horizontal" xlink:href="Pictures/10000000000000080000000823C5B04EBDBA750C.png" xlink:type="simple" xlink:show="embed" xlink:actuate="onLoad"/>
    <draw:fill-image draw:name="Horizontal_20_Brick" draw:display-name="Horizontal Brick" xlink:href="Pictures/100000000000000800000008F8B86B9D493711FA.png" xlink:type="simple" xlink:show="embed" xlink:actuate="onLoad"/>
    <draw:fill-image draw:name="Large_20_Grid" draw:display-name="Large Grid" xlink:href="Pictures/100000000000000800000008F4EA0BFDB9BFDE2A.png" xlink:type="simple" xlink:show="embed" xlink:actuate="onLoad"/>
    <draw:fill-image draw:name="Plaid" xlink:href="Pictures/10000000000000080000000814260887A4E538A3.png" xlink:type="simple" xlink:show="embed" xlink:actuate="onLoad"/>
    <draw:fill-image draw:name="Vertical" xlink:href="Pictures/100000000000000800000008F0F6B8B6C1D9FFDD.png" xlink:type="simple" xlink:show="embed" xlink:actuate="onLoad"/>
    <draw:fill-image draw:name="Wave" xlink:href="Pictures/100000000000000800000008FA80C5741520FD19.png" xlink:type="simple" xlink:show="embed" xlink:actuate="onLoad"/>
    <draw:fill-image draw:name="Zig_20_Zag" draw:display-name="Zig Zag" xlink:href="Pictures/100000000000000800000008D15E4ABFC415918A.png" xlink:type="simple" xlink:show="embed" xlink:actuate="onLoad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22:16:59.908306190</meta:creation-date>
    <dc:date>2018-10-04T14:47:28.428506328</dc:date>
    <meta:editing-duration>PT3H31M22S</meta:editing-duration>
    <meta:editing-cycles>77</meta:editing-cycles>
    <meta:generator>LibreOffice/6.1.0.3$Linux_X86_64 LibreOffice_project/efb621ed25068d70781dc026f7e9c5187a4decd1</meta:generator>
    <meta:document-statistic meta:object-count="26"/>
  </office:meta>
</office:document-meta>
</file>